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padding="0in" fo:border="0.75pt solid #000000"/>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padding="0in" fo:border="0.75pt solid #000000"/>
    </style:style>
    <style:style style:name="Table3" style:family="table">
      <style:table-properties style:width="6.5in" fo:margin-left="0in" fo:margin-top="0in" fo:margin-bottom="0in" table:align="left"/>
    </style:style>
    <style:style style:name="Table3.A" style:family="table-column">
      <style:table-column-properties style:column-width="1.625in"/>
    </style:style>
    <style:style style:name="Table3.D" style:family="table-column">
      <style:table-column-properties style:column-width="1.6243in"/>
    </style:style>
    <style:style style:name="Table3.1" style:family="table-row">
      <style:table-row-properties fo:keep-together="auto"/>
    </style:style>
    <style:style style:name="Table3.A1" style:family="table-cell">
      <style:table-cell-properties style:vertical-align="" fo:padding="0in" fo:border="0.75pt solid #000000"/>
    </style:style>
    <style:style style:name="P1" style:family="paragraph" style:parent-style-name="Standard">
      <style:paragraph-properties fo:line-height="114%" fo:padding="0in" fo:border="none"/>
      <style:text-properties style:font-name="Google Sans" style:font-name-asian="Google Sans1" style:font-name-complex="Google Sans1"/>
    </style:style>
    <style:style style:name="P2" style:family="paragraph" style:parent-style-name="Standard">
      <style:paragraph-properties fo:line-height="114%" fo:padding="0in" fo:border="none"/>
    </style:style>
    <style:style style:name="P3" style:family="paragraph" style:parent-style-name="Standard">
      <style:paragraph-properties fo:line-height="114%" fo:padding="0in" fo:border="none"/>
      <style:text-properties style:font-name="Google Sans Text" style:font-name-asian="Google Sans Text1" style:font-name-complex="Google Sans Text1"/>
    </style:style>
    <style:style style:name="P4" style:family="paragraph" style:parent-style-name="Standard">
      <style:paragraph-properties fo:line-height="114%" fo:padding="0in" fo:border="none"/>
      <style:text-properties style:font-name="Google Sans Text" fo:font-weight="bold" style:font-name-asian="Google Sans Text1" style:font-weight-asian="bold" style:font-name-complex="Google Sans Text1"/>
    </style:style>
    <style:style style:name="P5" style:family="paragraph" style:parent-style-name="Standard">
      <style:paragraph-properties fo:line-height="114%" fo:padding="0in" fo:border="none"/>
      <style:text-properties style:text-position="super 58%" style:font-name="Google Sans Text" fo:font-size="12pt" style:font-name-asian="Google Sans Text1" style:font-size-asian="12pt" style:font-name-complex="Google Sans Text1" style:font-size-complex="12pt"/>
    </style:style>
    <style:style style:name="P6" style:family="paragraph" style:parent-style-name="Standard" style:list-style-name="WWNum1">
      <style:paragraph-properties fo:margin-left="0.4165in" fo:margin-right="0in" fo:line-height="114%" fo:text-indent="-0.25in" style:auto-text-indent="false" fo:padding="0in" fo:border="none"/>
    </style:style>
    <style:style style:name="P7" style:family="paragraph" style:parent-style-name="Standard" style:list-style-name="WWNum2">
      <style:paragraph-properties fo:margin-left="0.4165in" fo:margin-right="0in" fo:line-height="114%" fo:text-indent="-0.25in" style:auto-text-indent="false" fo:padding="0in" fo:border="none"/>
    </style:style>
    <style:style style:name="P8" style:family="paragraph" style:parent-style-name="Standard" style:list-style-name="WWNum3">
      <style:paragraph-properties fo:margin-left="0.4165in" fo:margin-right="0in" fo:line-height="114%" fo:text-indent="-0.25in" style:auto-text-indent="false" fo:padding="0in" fo:border="none"/>
    </style:style>
    <style:style style:name="P9" style:family="paragraph" style:parent-style-name="Standard" style:list-style-name="WWNum4">
      <style:paragraph-properties fo:margin-left="0.4165in" fo:margin-right="0in" fo:line-height="114%" fo:text-indent="-0.25in" style:auto-text-indent="false" fo:padding="0in" fo:border="none"/>
    </style:style>
    <style:style style:name="P10" style:family="paragraph" style:parent-style-name="Standard" style:list-style-name="WWNum5">
      <style:paragraph-properties fo:margin-left="0.4165in" fo:margin-right="0in" fo:line-height="114%" fo:text-indent="-0.25in" style:auto-text-indent="false" fo:padding="0in" fo:border="none"/>
    </style:style>
    <style:style style:name="P11" style:family="paragraph" style:parent-style-name="Standard" style:list-style-name="WWNum6">
      <style:paragraph-properties fo:margin-left="0.4165in" fo:margin-right="0in" fo:text-indent="-0.25in" style:auto-text-indent="false" fo:padding="0in" fo:border="none"/>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Google Sans Text" style:font-name-asian="Google Sans Text1" style:font-name-complex="Google Sans Text1"/>
    </style:style>
    <style:style style:name="P13" style:family="paragraph" style:parent-style-name="Standard">
      <style:paragraph-properties fo:margin-top="0in" fo:margin-bottom="0.1772in" loext:contextual-spacing="false" fo:line-height="114%" fo:padding="0in" fo:border="none"/>
    </style:style>
    <style:style style:name="P14" style:family="paragraph" style:parent-style-name="Standard" style:master-page-name="Standard">
      <style:paragraph-properties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5" style:family="paragraph" style:parent-style-name="Heading_20_1">
      <style:paragraph-properties fo:margin-top="0in" fo:margin-bottom="0.1665in" loext:contextual-spacing="false" fo:line-height="114%" fo:padding="0in" fo:border="none"/>
    </style:style>
    <style:style style:name="P16" style:family="paragraph" style:parent-style-name="Heading_20_4">
      <style:paragraph-properties fo:margin-top="0in" fo:margin-bottom="0.1772in" loext:contextual-spacing="false" fo:line-height="114%" fo:padding="0in" fo:border="none"/>
    </style:style>
    <style:style style:name="P17" style:family="paragraph" style:parent-style-name="Heading_20_4">
      <style:paragraph-properties fo:margin-top="0in" fo:margin-bottom="0.1772in" loext:contextual-spacing="false" fo:line-height="100%" fo:padding="0in" fo:border="none"/>
    </style:style>
    <style:style style:name="P18" style:family="paragraph" style:parent-style-name="Heading_20_3">
      <style:paragraph-properties fo:margin-top="0in" fo:margin-bottom="0.1665in" loext:contextual-spacing="false" fo:line-height="114%" fo:padding="0in" fo:border="none"/>
    </style:style>
    <style:style style:name="P19" style:family="paragraph" style:parent-style-name="Heading_20_2">
      <style:paragraph-properties fo:margin-top="0in" fo:margin-bottom="0.1563in" loext:contextual-spacing="false" fo:line-height="114%" fo:padding="0in" fo:border="none"/>
    </style:style>
    <style:style style:name="T1" style:family="text">
      <style:text-properties style:font-name="Google Sans" style:font-name-asian="Google Sans1" style:font-name-complex="Google Sans1"/>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Text" style:font-name-asian="Google Sans Text1" style:font-name-complex="Google Sans Text1"/>
    </style:style>
    <style:style style:name="T4" style:family="text">
      <style:text-properties style:font-name="Google Sans Text" fo:font-weight="bold" style:font-name-asian="Google Sans Text1" style:font-weight-asian="bold" style:font-name-complex="Google Sans Text1"/>
    </style:style>
    <style:style style:name="T5" style:family="text">
      <style:text-properties style:text-position="super 58%" style:font-name="Google Sans Text" fo:font-size="12pt" style:font-name-asian="Google Sans Text1" style:font-size-asian="12pt" style:font-name-complex="Google Sans Text1" style:font-size-complex="12pt"/>
    </style:style>
    <style:style style:name="T6"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text:span text:style-name="T1">Strategic Enhancement of farewellcafe.com: A Blueprint for a Unified, Interactive Events Modal</text:span></text:p>
      <text:p text:style-name="P1"/>
      <text:p text:style-name="P1"/>
      <text:p text:style-name="P19"><text:span text:style-name="T1">Part I: Analysis of the Current farewellcafe.com Experience</text:span></text:p>
      <text:p text:style-name="P1"/>
      <text:p text:style-name="P2"><text:span text:style-name="T3">This initial analysis establishes a foundational understanding of the farewellcafe.com website's current state. It deconstructs the site's distinct visual identity, maps the user's journey to find event information, and analyzes the underlying technical and design philosophies that contribute to its unique character. This audit is critical for ensuring that all subsequent recommendations are both functionally effective and respectful of the established brand.</text:span></text:p>
      <text:p text:style-name="P3"/>
      <text:p text:style-name="P18"><text:span text:style-name="T1">Section 1.1: Deconstructing the Digital Identity: The "Digital-Physical Mirror"</text:span></text:p>
      <text:p text:style-name="P1"/>
      <text:p text:style-name="P2"><text:span text:style-name="T3">The design aesthetic of farewellcafe.com is not an arbitrary collection of visual choices but a deliberate and effective digital reflection of the physical venues it represents. The Farewell space in Kansas City is described as a "charmingly grungy music venue, bar and coffee shop" situated within an "industrial sprawl".</text:span><text:span text:style-name="T5">1</text:span><text:span text:style-name="T3"> It operates as a DIY punk club, a hub for a community that values authenticity over polish. The website successfully mirrors this ethos, creating what can be termed a "digital-physical mirror."</text:span></text:p>
      <text:p text:style-name="P2"><text:span text:style-name="T3">This is achieved through a specific and consistent design language. The site's creators explicitly acknowledge elements that might be considered unconventional in mainstream web design, such as "bitcrushed" graphics and quirky animations.</text:span><text:span text:style-name="T5">2</text:span><text:span text:style-name="T3"> These are not flaws or oversights; they are intentional choices that translate the venue's "grungy" physical texture into a digital format. The result is a website that feels personal, handcrafted, and authentic to the scene it serves.</text:span></text:p>
      <text:p text:style-name="P2"><text:span text:style-name="T3">This unique identity is the product of a collaboration between its credited creators. The "swell graphics and general layout" are attributed to Austin Chapman, a designer whose portfolio expresses a passion for "nostalgic style" and bringing character to modern projects.</text:span><text:span text:style-name="T5">2</text:span><text:span text:style-name="T3"> The coding and more experimental animated elements are credited to "jojo" of NTApKC.</text:span><text:span text:style-name="T5">2</text:span><text:span text:style-name="T3"> NTApKC's stated philosophy reinforces this direction, focusing on crafting "cozy, flexible, and handmade websites" and explicitly rejecting a templated approach with a "No templates, no WordPress" mantra.</text:span><text:span text:style-name="T5">4</text:span></text:p>
      <text:p text:style-name="P2"><text:span text:style-name="T3">The combination of a nostalgic graphic sensibility with a bespoke, community-focused coding philosophy has produced a digital experience that is a direct extension of the venue's DIY punk ethos. The website doesn't just inform visitors about Farewell and Howdy; it communicates their character. Therefore, any new feature or enhancement must be designed to speak this established visual and interactive language fluently to maintain the site's integrity and authenticity.</text:span></text:p>
      <text:p text:style-name="P3"/>
      <text:p text:style-name="P18"><text:span text:style-name="T1">Section 1.2: User Journey and Interaction Analysis: A Fragmented Path to Information</text:span></text:p>
      <text:p text:style-name="P1"/>
      <text:p text:style-name="P2"><text:span text:style-name="T3">While the website successfully captures the venues' identity, the current user journey for discovering event information is functionally complete but experientially fragmented. This fragmentation presents a clear and significant opportunity for strategic unification. When a user seeks information about upcoming shows, they are immediately presented with three separate and distinct paths:</text:span></text:p>
      <text:list xml:id="list103457778" text:style-name="WWNum1">
        <text:list-item>
          <text:p text:style-name="P6"><text:span text:style-name="T3">A primary link to "view show listings" on the website itself.</text:span></text:p>
        </text:list-item>
        <text:list-item>
          <text:p text:style-name="P6"><text:span text:style-name="T3">An option to "get.ics file" for direct import into a personal calendar application.</text:span></text:p>
        </text:list-item>
        <text:list-item>
          <text:p text:style-name="P6"><text:soft-page-break/><text:span text:style-name="T3">A link to "view google calendar" for an interactive calendar interface.</text:span><text:span text:style-name="T5">2</text:span></text:p>
        </text:list-item>
      </text:list>
      <text:p text:style-name="P2"><text:span text:style-name="T3">Concurrently, the site features "flyer slideshows" that operate as a separate, parallel entity.</text:span><text:span text:style-name="T5">2</text:span><text:span text:style-name="T3"> These slideshows visually showcase upcoming events through their promotional art, which is often compelling and information-rich. However, these flyers are completely disconnected from the event listings. A user who is intrigued by a flyer in the slideshow cannot simply click it to get more details, such as the date, time, or a link to purchase tickets. Instead, they must absorb the information from the image and then manually navigate to one of the three event lists to search for the corresponding entry. This creates a disjointed experience, increasing the cognitive load on the user and placing unnecessary friction in the path from interest to action.</text:span></text:p>
      <text:p text:style-name="P2"><text:span text:style-name="T3">Despite this fragmentation, the website contains a crucial interaction pattern that serves as a valuable precedent for future enhancements. A "switch modes" function in the top-right corner of the page allows users to toggle the displayed content between the "Farewell" and "Howdy" venues.</text:span><text:span text:style-name="T5">2</text:span><text:span text:style-name="T3"> This existing feature demonstrates two important points: first, that the site is designed to serve two distinct venues from a single interface, and second, that users are already accustomed to a high-level filtering interaction to personalize the content they see. This established pattern of user behavior provides a solid foundation upon which a more sophisticated filtering system can be built.</text:span></text:p>
      <text:p text:style-name="P3"/>
      <text:p text:style-name="P18"><text:span text:style-name="T1">Section 1.3: Frontend Philosophy &amp; Architecture: The "Community-Tech Stack"</text:span></text:p>
      <text:p text:style-name="P1"/>
      <text:p text:style-name="P2"><text:span text:style-name="T3">The technical foundation of farewellcafe.com is as intentional as its visual design. The site is custom-coded, a deliberate decision that eschews common content management systems (CMS) like Squarespace or WordPress.</text:span><text:span text:style-name="T5">4</text:span><text:span text:style-name="T3"> This choice is central to the project's identity and capabilities. The developer, NTApKC, articulates a clear philosophy that favors "free/libre and open-source software" and "community-supported" tools, viewing technology as a means of empowerment rather than a commercial commodity.</text:span><text:span text:style-name="T5">4</text:span></text:p>
      <text:p text:style-name="P2"><text:span text:style-name="T3">This architectural choice has significant implications for the proposed project. On one hand, the absence of a rigid, template-based CMS provides immense flexibility. There are no platform-imposed constraints on how a new feature, such as the proposed modal, can be designed or implemented. On the other hand, it means that any solution must be custom-built from the ground up, requiring a clear and detailed specification. The backend data structure that currently powers the event listings and flyers is likely a simple, non-standardized format, which will need to be considered in the implementation plan.</text:span></text:p>
      <text:p text:style-name="P2"><text:span text:style-name="T3">Importantly, the developer's stated capabilities align perfectly with the needs of a more sophisticated feature set. NTApKC's proficiency with modern development practices, including the use of "edge workers and the cloud," and their commitment to being "platform-independent, and cloud native," confirms that a more advanced, API-driven approach is well within their technical reach.</text:span><text:span text:style-name="T5">4</text:span><text:span text:style-name="T3"> This "community-tech stack" philosophy provides both the freedom to create a truly unique feature and the technical capacity to ensure it is robust, scalable, and secure.</text:span></text:p>
      <text:p text:style-name="P3"/>
      <text:p text:style-name="P19"><text:span text:style-name="T1">Part II: Strategic Blueprint for the Unified Events &amp; Flyer Modal</text:span></text:p>
      <text:p text:style-name="P1"/>
      <text:p text:style-name="P2"><text:span text:style-name="T3">This section transitions from analysis to a detailed, actionable proposal. It presents the strategic rationale for a new, unified events modal and provides a comprehensive blueprint covering its architecture, interaction design, and visual integration. The entire proposal is designed to address the UX fragmentation identified in Part I while meticulously adhering to the site's unique identity.</text:span></text:p>
      <text:p text:style-name="P3"/>
      <text:p text:style-name="P18"><text:span text:style-name="T1">Section 2.1: The Rationale for a Unified Modal Interface</text:span></text:p>
      <text:p text:style-name="P1"/>
      <text:p text:style-name="P2"><text:span text:style-name="T3">A single, unified modal interface is the most effective and elegant solution to the fragmented user journey currently present on farewellcafe.com. A modal window, when used correctly for high-stakes, focused tasks, excels at commanding user attention for a critical workflow—in this case, exploring events—without the jarring experience of a full page reload.</text:span><text:span text:style-name="T5">8</text:span><text:span text:style-name="T3"> This approach keeps the user within the context of the main page while providing a dedicated "Event Hub" for all related information.</text:span></text:p>
      <text:p text:style-name="P2"><text:span text:style-name="T3">The primary strategic benefit of this approach is the streamlining of the user journey. By creating a direct, interactive link between the visually compelling event flyers and their corresponding logistical details (date, time, band information, ticket links), the modal removes the friction that currently exists between discovery and action. This reduction in user effort is likely to increase engagement, making it significantly easier for a user to convert from a passive browser into an active participant or ticket-holder.</text:span></text:p>
      <text:p text:style-name="P2"><text:span text:style-name="T3">The value of this unification is best illustrated by a direct comparison of the user flows. The following table contrasts the convoluted steps of the current system with the streamlined efficiency of the proposed modal interface.</text:span></text:p>
      <text:p text:style-name="P2"><text:span text:style-name="T4">Table 1: Current vs. Proposed User Flow for Event Discovery</text:span></text:p>
      <text:p text:style-name="P4"/>
      <table:table table:name="Table1" table:style-name="Table1">
        <table:table-column table:style-name="Table1.A" table:number-columns-repeated="3"/>
        <text:soft-page-break/>
        <table:table-row table:style-name="Table1.1">
          <table:table-cell table:style-name="Table1.A1" office:value-type="string">
            <text:p text:style-name="P2"><text:span text:style-name="T3">Step</text:span></text:p>
          </table:table-cell>
          <table:table-cell table:style-name="Table1.A1" office:value-type="string">
            <text:p text:style-name="P2"><text:span text:style-name="T3">Current Flow (High Friction)</text:span></text:p>
          </table:table-cell>
          <table:table-cell table:style-name="Table1.A1" office:value-type="string">
            <text:p text:style-name="P2"><text:span text:style-name="T3">Proposed Flow (Streamlined)</text:span></text:p>
          </table:table-cell>
        </table:table-row>
        <table:table-row table:style-name="Table1.1">
          <table:table-cell table:style-name="Table1.A1" office:value-type="string">
            <text:p text:style-name="P2"><text:span text:style-name="T3">1</text:span></text:p>
          </table:table-cell>
          <table:table-cell table:style-name="Table1.A1" office:value-type="string">
            <text:p text:style-name="P2"><text:span text:style-name="T3">User sees an interesting flyer in the slideshow.</text:span></text:p>
          </table:table-cell>
          <table:table-cell table:style-name="Table1.A1" office:value-type="string">
            <text:p text:style-name="P2"><text:span text:style-name="T3">User clicks the "Events" button to open the unified modal.</text:span></text:p>
          </table:table-cell>
        </table:table-row>
        <table:table-row table:style-name="Table1.1">
          <table:table-cell table:style-name="Table1.A1" office:value-type="string">
            <text:p text:style-name="P2"><text:span text:style-name="T3">2</text:span></text:p>
          </table:table-cell>
          <table:table-cell table:style-name="Table1.A1" office:value-type="string">
            <text:p text:style-name="P2"><text:span text:style-name="T3">User must mentally note or remember the band name/date.</text:span></text:p>
          </table:table-cell>
          <table:table-cell table:style-name="Table1.A1" office:value-type="string">
            <text:p text:style-name="P2"><text:span text:style-name="T3">The modal opens, displaying a list of events and the flyer/details for the first event.</text:span></text:p>
          </table:table-cell>
        </table:table-row>
        <table:table-row table:style-name="Table1.1">
          <table:table-cell table:style-name="Table1.A1" office:value-type="string">
            <text:p text:style-name="P2"><text:span text:style-name="T3">3</text:span></text:p>
          </table:table-cell>
          <table:table-cell table:style-name="Table1.A1" office:value-type="string">
            <text:p text:style-name="P2"><text:span text:style-name="T3">User navigates away from the flyer to find the "view show listings" link.</text:span></text:p>
          </table:table-cell>
          <table:table-cell table:style-name="Table1.A1" office:value-type="string">
            <text:p text:style-name="P2"><text:span text:style-name="T3">User scans the event list and clicks on an event of interest.</text:span></text:p>
          </table:table-cell>
        </table:table-row>
        <table:table-row table:style-name="Table1.1">
          <table:table-cell table:style-name="Table1.A1" office:value-type="string">
            <text:p text:style-name="P2"><text:span text:style-name="T3">4</text:span></text:p>
          </table:table-cell>
          <table:table-cell table:style-name="Table1.A1" office:value-type="string">
            <text:p text:style-name="P2"><text:span text:style-name="T3">User clicks the link, potentially opening a new page or tab.</text:span></text:p>
          </table:table-cell>
          <table:table-cell table:style-name="Table1.A1" office:value-type="string">
            <text:p text:style-name="P2"><text:span text:style-name="T3">The flyer and details for the selected event instantly appear within the modal.</text:span></text:p>
          </table:table-cell>
        </table:table-row>
        <table:table-row table:style-name="Table1.1">
          <table:table-cell table:style-name="Table1.A1" office:value-type="string">
            <text:p text:style-name="P2"><text:span text:style-name="T3">5</text:span></text:p>
          </table:table-cell>
          <table:table-cell table:style-name="Table1.A1" office:value-type="string">
            <text:p text:style-name="P2"><text:span text:style-name="T3">User must scan the entire list of events to find the one from the flyer.</text:span></text:p>
          </table:table-cell>
          <table:table-cell table:style-name="Table1.A1" office:value-type="string">
            <text:p text:style-name="P2"><text:span text:style-name="T3">User clicks the "TICKETS" or "MORE INFO" button directly within the modal.</text:span></text:p>
          </table:table-cell>
        </table:table-row>
        <table:table-row table:style-name="Table1.1">
          <table:table-cell table:style-name="Table1.A1" office:value-type="string">
            <text:p text:style-name="P2"><text:span text:style-name="T3">6</text:span></text:p>
          </table:table-cell>
          <table:table-cell table:style-name="Table1.A1" office:value-type="string">
            <text:p text:style-name="P2"><text:span text:style-name="T3">User clicks the event to (potentially) find a ticket link.</text:span></text:p>
          </table:table-cell>
          <table:table-cell table:style-name="Table1.A1" office:value-type="string">
            <text:p text:style-name="P2"><text:span text:style-name="T3">User is taken directly to the ticketing or information page.</text:span></text:p>
          </table:table-cell>
        </table:table-row>
      </table:table>
      <text:p text:style-name="P2"><text:span text:style-name="T3">This comparison clearly demonstrates how the proposed modal reduces the number of steps and eliminates the manual searching required by the current system, creating a more intuitive and satisfying user experience.</text:span></text:p>
      <text:p text:style-name="P3"/>
      <text:p text:style-name="P18"><text:span text:style-name="T1">Section 2.2: Core Architecture and Interaction Design of the Proposed Modal</text:span></text:p>
      <text:p text:style-name="P1"/>
      <text:p text:style-name="P2"><text:span text:style-name="T3">This section provides the technical and UX core of the proposal, detailing the structure, filtering mechanism, and interactive linking that will define the new feature. These recommendations are informed by established best practices in UI/UX design, carefully adapted to fit the project's unique aesthetic and technical environment.</text:span></text:p>
      <text:p text:style-name="P3"/>
      <text:p text:style-name="P16"><text:span text:style-name="T1">Section 2.2.1: Foundational Structure &amp; Layout</text:span></text:p>
      <text:p text:style-name="P1"/>
      <text:p text:style-name="P2"><text:span text:style-name="T3">The modal will be designed with a clear, two-panel layout to present information logically and intuitively. A low-fidelity wireframe would show a container with a clear, self-explanatory title (e.g., "UPCOMING SHOWS"). Within this container, a scrollable event list will occupy a narrower column on one side, while a larger panel on the other side will be dedicated to displaying the selected event's flyer and detailed information.</text:span></text:p>
      <text:p text:style-name="P2"><text:span text:style-name="T3">Crucially, the modal must be designed for ease of use and accessibility from the outset. Following established UX best practices, it must be easily dismissible through multiple, intuitive methods: a visible 'X' button in a conventional location (e.g., top right), pressing the Escape key on the keyboard, and clicking on the dark overlay that covers the rest of the page content.</text:span><text:span text:style-name="T5">8</text:span><text:span text:style-name="T3"> The underlying HTML structure will be built with accessibility as a priority, incorporating appropriate ARIA (Accessible Rich Internet Applications) roles and attributes, such as</text:span></text:p>
      <text:p text:style-name="P2"><text:span text:style-name="T3">role="dialog", aria-labelledby for the title, and aria-describedby for any instructional text, to ensure it is fully navigable and understandable by users of assistive technologies like screen readers.</text:span><text:span text:style-name="T5">10</text:span></text:p>
      <text:p text:style-name="P2"><text:span text:style-name="T3">To provide a clear blueprint for development, the following table specifies the key components of the modal interface.</text:span></text:p>
      <text:p text:style-name="P2"><text:span text:style-name="T4">Table 2: UI Component Specification for the Events Modal</text:span></text:p>
      <text:p text:style-name="P4"/>
      <table:table table:name="Table2" table:style-name="Table2">
        <table:table-column table:style-name="Table2.A" table:number-columns-repeated="3"/>
        <table:table-column table:style-name="Table2.D"/>
        <text:soft-page-break/>
        <table:table-row table:style-name="Table2.1">
          <table:table-cell table:style-name="Table2.A1" office:value-type="string">
            <text:p text:style-name="P2"><text:span text:style-name="T3">Component Name</text:span></text:p>
          </table:table-cell>
          <table:table-cell table:style-name="Table2.A1" office:value-type="string">
            <text:p text:style-name="P2"><text:span text:style-name="T3">Description &amp; Purpose</text:span></text:p>
          </table:table-cell>
          <table:table-cell table:style-name="Table2.A1" office:value-type="string">
            <text:p text:style-name="P2"><text:span text:style-name="T3">Interaction States (Hover, Click, Active)</text:span></text:p>
          </table:table-cell>
          <table:table-cell table:style-name="Table2.A1" office:value-type="string">
            <text:p text:style-name="P2"><text:span text:style-name="T3">Key Accessibility Attributes</text:span></text:p>
          </table:table-cell>
        </table:table-row>
        <table:table-row table:style-name="Table2.1">
          <table:table-cell table:style-name="Table2.A1" office:value-type="string">
            <text:p text:style-name="P2"><text:span text:style-name="T4">Modal Container</text:span></text:p>
          </table:table-cell>
          <table:table-cell table:style-name="Table2.A1" office:value-type="string">
            <text:p text:style-name="P2"><text:span text:style-name="T3">The main window that overlays the page content.</text:span></text:p>
          </table:table-cell>
          <table:table-cell table:style-name="Table2.A1" office:value-type="string">
            <text:p text:style-name="P2"><text:span text:style-name="T3">N/A</text:span></text:p>
          </table:table-cell>
          <table:table-cell table:style-name="Table2.A1" office:value-type="string">
            <text:p text:style-name="P2"><text:span text:style-name="T3">role="dialog", aria-modal="true", aria-labelledby="modal-title"</text:span></text:p>
          </table:table-cell>
        </table:table-row>
        <table:table-row table:style-name="Table2.1">
          <table:table-cell table:style-name="Table2.A1" office:value-type="string">
            <text:p text:style-name="P2"><text:span text:style-name="T4">Dark Overlay</text:span></text:p>
          </table:table-cell>
          <table:table-cell table:style-name="Table2.A1" office:value-type="string">
            <text:p text:style-name="P2"><text:span text:style-name="T3">Semi-transparent background that dims the main page.</text:span></text:p>
          </table:table-cell>
          <table:table-cell table:style-name="Table2.A1" office:value-type="string">
            <text:p text:style-name="P2"><text:span text:style-name="T4">Click:</text:span><text:span text:style-name="T3"> Dismisses the modal.</text:span></text:p>
          </table:table-cell>
          <table:table-cell table:style-name="Table2.A1" office:value-type="string">
            <text:p text:style-name="P2"><text:span text:style-name="T3">aria-hidden="true" (for background content when modal is open)</text:span></text:p>
          </table:table-cell>
        </table:table-row>
        <table:table-row table:style-name="Table2.1">
          <table:table-cell table:style-name="Table2.A1" office:value-type="string">
            <text:p text:style-name="P2"><text:span text:style-name="T4">Close Button ('X')</text:span></text:p>
          </table:table-cell>
          <table:table-cell table:style-name="Table2.A1" office:value-type="string">
            <text:p text:style-name="P2"><text:span text:style-name="T3">A clearly visible button to dismiss the modal.</text:span></text:p>
          </table:table-cell>
          <table:table-cell table:style-name="Table2.A1" office:value-type="string">
            <text:p text:style-name="P2"><text:span text:style-name="T4">Hover:</text:span><text:span text:style-name="T3"> Visual feedback (e.g., color change). </text:span><text:span text:style-name="T4">Click:</text:span><text:span text:style-name="T3"> Dismisses the modal.</text:span></text:p>
          </table:table-cell>
          <table:table-cell table:style-name="Table2.A1" office:value-type="string">
            <text:p text:style-name="P2"><text:span text:style-name="T3">aria-label="Close"</text:span></text:p>
          </table:table-cell>
        </table:table-row>
        <table:table-row table:style-name="Table2.1">
          <table:table-cell table:style-name="Table2.A1" office:value-type="string">
            <text:p text:style-name="P2"><text:span text:style-name="T4">Venue Filter</text:span></text:p>
          </table:table-cell>
          <table:table-cell table:style-name="Table2.A1" office:value-type="string">
            <text:p text:style-name="P2"><text:span text:style-name="T3">Segmented control/tabs to filter events by venue.</text:span></text:p>
          </table:table-cell>
          <table:table-cell table:style-name="Table2.A1" office:value-type="string">
            <text:p text:style-name="P2"><text:span text:style-name="T4">Hover:</text:span><text:span text:style-name="T3"> Visual feedback on inactive tab. </text:span><text:span text:style-name="T4">Click:</text:span><text:span text:style-name="T3"> Sets the clicked tab to 'Active'. </text:span><text:span text:style-name="T4">Active:</text:span><text:span text:style-name="T3"> Persistent visual style.</text:span></text:p>
          </table:table-cell>
          <table:table-cell table:style-name="Table2.A1" office:value-type="string">
            <text:p text:style-name="P2"><text:span text:style-name="T3">role="tablist", individual tabs with role="tab", aria-selected="true/false"</text:span></text:p>
          </table:table-cell>
        </table:table-row>
        <table:table-row table:style-name="Table2.1">
          <table:table-cell table:style-name="Table2.A1" office:value-type="string">
            <text:p text:style-name="P2"><text:span text:style-name="T4">Event List Item</text:span></text:p>
          </table:table-cell>
          <table:table-cell table:style-name="Table2.A1" office:value-type="string">
            <text:p text:style-name="P2"><text:span text:style-name="T3">A single, clickable entry in the list of events.</text:span></text:p>
          </table:table-cell>
          <table:table-cell table:style-name="Table2.A1" office:value-type="string">
            <text:p text:style-name="P2"><text:span text:style-name="T4">Hover:</text:span><text:span text:style-name="T3"> Visual feedback. </text:span><text:span text:style-name="T4">Click:</text:span><text:span text:style-name="T3"> Selects the event, updates the detail panel. </text:span><text:span text:style-name="T4">Active:</text:span><text:span text:style-name="T3"> Persistent visual style.</text:span></text:p>
          </table:table-cell>
          <table:table-cell table:style-name="Table2.A1" office:value-type="string">
            <text:p text:style-name="P2"><text:span text:style-name="T3">role="listitem", contained within a role="list" or role="listbox"</text:span></text:p>
          </table:table-cell>
        </table:table-row>
        <table:table-row table:style-name="Table2.1">
          <table:table-cell table:style-name="Table2.A1" office:value-type="string">
            <text:p text:style-name="P2"><text:span text:style-name="T4">Flyer Display</text:span></text:p>
          </table:table-cell>
          <table:table-cell table:style-name="Table2.A1" office:value-type="string">
            <text:p text:style-name="P2"><text:span text:style-name="T3">The area where the event flyer image is shown.</text:span></text:p>
          </table:table-cell>
          <table:table-cell table:style-name="Table2.A1" office:value-type="string">
            <text:p text:style-name="P2"><text:span text:style-name="T3">N/A</text:span></text:p>
          </table:table-cell>
          <table:table-cell table:style-name="Table2.A1" office:value-type="string">
            <text:p text:style-name="P2"><text:span text:style-name="T3">&lt;img&gt; tag with a descriptive alt attribute.</text:span></text:p>
          </table:table-cell>
        </table:table-row>
        <table:table-row table:style-name="Table2.1">
          <table:table-cell table:style-name="Table2.A1" office:value-type="string">
            <text:p text:style-name="P2"><text:span text:style-name="T4">CTA Button</text:span></text:p>
          </table:table-cell>
          <table:table-cell table:style-name="Table2.A1" office:value-type="string">
            <text:p text:style-name="P2"><text:span text:style-name="T3">The primary action button ("TICKETS", "MORE INFO").</text:span></text:p>
          </table:table-cell>
          <table:table-cell table:style-name="Table2.A1" office:value-type="string">
            <text:p text:style-name="P2"><text:span text:style-name="T4">Hover:</text:span><text:span text:style-name="T3"> Visual feedback. </text:span><text:span text:style-name="T4">Click:</text:span><text:span text:style-name="T3"> Navigates to the specified URL.</text:span></text:p>
          </table:table-cell>
          <table:table-cell table:style-name="Table2.A1" office:value-type="string">
            <text:p text:style-name="P2"><text:span text:style-name="T3">Should be a standard &lt;button&gt; or &lt;a&gt; element with clear, descriptive text.</text:span></text:p>
          </table:table-cell>
        </table:table-row>
      </table:table>
      <text:p text:style-name="P3"/>
      <text:p text:style-name="P16"><text:span text:style-name="T1">Section 2.2.2: The Per-Venue Filtering Mechanism</text:span></text:p>
      <text:p text:style-name="P1"/>
      <text:p text:style-name="P2"><text:span text:style-name="T3">The filtering mechanism will build directly upon the "switch modes" precedent that users are already familiar with from the main page.</text:span><text:span text:style-name="T5">2</text:span><text:span text:style-name="T3"> At the top of the modal, a stylized segmented control or tab-like interface will provide the primary filtering control. The labels will be simply "FAREWELL" and "HOWDY," maintaining the site's direct and unadorned textual style.</text:span></text:p>
      <text:p text:style-name="P2"><text:span text:style-name="T3">The interaction with this filter must be immediate and responsive. When a user clicks a venue tab, the event list below it should dynamically refresh to show the corresponding shows, without closing or reloading the modal. This provides the instant feedback that is crucial for a positive filtering experience.</text:span><text:span text:style-name="T5">11</text:span><text:span text:style-name="T3"> The currently active venue filter must have a clear and persistent visual state—such as inverted colors, a pixelated underline, or a distinct border—to eliminate any ambiguity about which set of events is being displayed. This adherence to making filter states obvious is a core principle of user-friendly filter design.</text:span><text:span text:style-name="T5">13</text:span></text:p>
      <text:p text:style-name="P5"/>
      <text:p text:style-name="P16"><text:span text:style-name="T1">Section 2.2.3: Interactive Event-to-Flyer Linking &amp; The "Data Chaos" Solution</text:span></text:p>
      <text:p text:style-name="P1"/>
      <text:p text:style-name="P2"><text:span text:style-name="T3">The interaction model within the modal will be centered on the event list. Upon launching the modal, the first event in the list will be selected by default, and its corresponding flyer and details will be pre-populated in the main panel. This provides immediate content and demonstrates the feature's functionality without requiring an initial click. When a user clicks on any other event in the list, the flyer and details panel will instantly update. This creates a tight, responsive interactive loop that feels connected and intuitive.</text:span></text:p>
      <text:p text:style-name="P2"><text:span text:style-name="T3">A critical challenge to address is the fact that the event flyers are "variously sourced".</text:span><text:span text:style-name="T5">2</text:span><text:span text:style-name="T3"> This means they are not created by a single designer and will inevitably have inconsistent aspect ratios, resolutions, and file types. A rigid UI layout would be fragile and prone to breaking when it encounters an image that doesn't fit its predefined dimensions. To solve this, the flyer display area must be designed defensively. The image container should use CSS properties like</text:span></text:p>
      <text:p text:style-name="P2"><text:span text:style-name="T3">object-fit: contain to ensure that any flyer, regardless of its shape, fits gracefully within the allocated space without being stretched, cropped, or distorted. Furthermore, a default placeholder graphic—designed in Austin Chapman's signature style—should be defined to display in cases where a flyer image is missing from the data or fails to load. This ensures the UI remains robust, professional, and visually consistent at all times.</text:span></text:p>
      <text:p text:style-name="P2"><text:span text:style-name="T3">Below the defensively designed flyer container, the modal will display the essential event details: the event title, date, and time. Most importantly, it will feature a clear, high-contrast call-to-action (CTA) button labeled "TICKETS" or "MORE INFO" that links directly to the relevant external page (e.g., a ticketing platform).</text:span></text:p>
      <text:p text:style-name="P3"/>
      <text:p text:style-name="P18"><text:span text:style-name="T1">Section 2.3: Visual Design and Thematic Integration</text:span></text:p>
      <text:p text:style-name="P1"/>
      <text:p text:style-name="P2"><text:span text:style-name="T3">To ensure the new modal feels like a native and authentic part of the farewellcafe.com experience, its visual design must be a direct extension of the site's established aesthetic. This is not the place for a clean, generic, off-the-shelf component. Instead, the design will meticulously incorporate the "digital grunge" theme.</text:span></text:p>
      <text:list xml:id="list579040406" text:style-name="WWNum2">
        <text:list-item>
          <text:p text:style-name="P7"><text:span text:style-name="T4">Typography:</text:span><text:span text:style-name="T3"> The modal will use the same pixelated, retro, or otherwise stylized fonts that are present throughout the rest of the site. Text will be rendered to have a slightly raw, aliased quality where appropriate.</text:span></text:p>
        </text:list-item>
        <text:list-item>
          <text:p text:style-name="P7"><text:span text:style-name="T4">Color Palette:</text:span><text:span text:style-name="T3"> The design will strictly adhere to the existing color scheme of the website, ensuring visual harmony.</text:span></text:p>
        </text:list-item>
        <text:list-item>
          <text:p text:style-name="P7"><text:span text:style-name="T4">Graphics and Animation:</text:span><text:span text:style-name="T3"> The design will integrate the "bitcrushed" textures and visual noise that characterize the site's background and graphical elements. The dark overlay that appears behind the modal will not be a simple, flat black; instead, it will be a semi-transparent, textured pattern (perhaps resembling static or a degraded video signal) that reinforces the "grungy" feel.</text:span><text:span text:style-name="T5">15</text:span><text:span text:style-name="T3"> Hover states on buttons and list items could trigger subtle, non-intrusive GIF-like animations or glitch effects, echoing the experimental style credited to "jojo".</text:span><text:span text:style-name="T5">2</text:span></text:p>
        </text:list-item>
        <text:list-item>
          <text:p text:style-name="P7"><text:span text:style-name="T4">Call-to-Action (CTA):</text:span><text:span text:style-name="T3"> Following best practices for popup and modal design, the primary CTA button will use a high-contrast color that makes it stand out from the other elements within the modal, drawing the user's eye and encouraging action.</text:span><text:span text:style-name="T5">16</text:span></text:p>
        </text:list-item>
      </text:list>
      <text:p text:style-name="P2"><text:soft-page-break/><text:span text:style-name="T3">By thoughtfully applying these stylistic treatments, the modal will achieve a seamless thematic integration, enhancing the site's functionality without sanitizing its unique and valuable personality.</text:span></text:p>
      <text:p text:style-name="P3"/>
      <text:p text:style-name="P19"><text:span text:style-name="T1">Part III: Implementation Roadmap &amp; Technical Considerations</text:span></text:p>
      <text:p text:style-name="P1"/>
      <text:p text:style-name="P2"><text:span text:style-name="T3">This final section provides a practical, step-by-step guide for development and deployment. It covers the necessary data architecture, outlines a phased implementation plan to manage complexity, and defines key metrics for measuring the feature's success post-launch. This roadmap is designed to translate the strategic blueprint into a tangible and successful project.</text:span></text:p>
      <text:p text:style-name="P3"/>
      <text:p text:style-name="P18"><text:span text:style-name="T1">Section 3.1: Phased Implementation Plan</text:span></text:p>
      <text:p text:style-name="P1"/>
      <text:p text:style-name="P2"><text:span text:style-name="T3">A phased approach to development is recommended to ensure a logical, manageable, and smooth rollout. This breaks the project into distinct stages, each with a clear deliverable, allowing for iterative progress and testing. The project can be divided into the following five phases:</text:span></text:p>
      <text:list xml:id="list2666249098" text:style-name="WWNum3">
        <text:list-item>
          <text:p text:style-name="P8"><text:span text:style-name="T4">Phase 1: Backend &amp; Data Structuring:</text:span><text:span text:style-name="T3"> The foundational phase. Define and implement the unified data source that will power the modal. This involves creating the structured format for event data as detailed in the next section.</text:span></text:p>
        </text:list-item>
        <text:list-item>
          <text:p text:style-name="P8"><text:span text:style-name="T4">Phase 2: Frontend Scaffolding:</text:span><text:span text:style-name="T3"> Build the basic HTML and CSS for the modal container. Implement the core JavaScript logic for opening the modal when a trigger button is clicked and for closing it via the various dismissal methods.</text:span></text:p>
        </text:list-item>
        <text:list-item>
          <text:p text:style-name="P8"><text:span text:style-name="T4">Phase 3: Core Functionality Development:</text:span><text:span text:style-name="T3"> Implement the primary interactive features. This includes fetching the structured data, populating the event list, developing the venue filtering logic, and creating the interactive link between the event list and the flyer/details panel.</text:span></text:p>
        </text:list-item>
        <text:list-item>
          <text:p text:style-name="P8"><text:span text:style-name="T4">Phase 4: Thematic Styling &amp; Animation:</text:span><text:span text:style-name="T3"> Apply the detailed visual design. This involves integrating the specific fonts, colors, "digital grunge" textures, and subtle animations defined in the mockups to ensure the modal is thematically consistent with the rest of the site.</text:span></text:p>
        </text:list-item>
        <text:list-item>
          <text:p text:style-name="P8"><text:span text:style-name="T4">Phase 5: Accessibility &amp; Quality Assurance (QA) Testing:</text:span><text:span text:style-name="T3"> Conduct thorough testing across multiple browsers and devices. Specifically, test for full keyboard navigation (tabbing through all interactive elements), screen reader compatibility, and overall usability.</text:span></text:p>
        </text:list-item>
      </text:list>
      <text:p text:style-name="P2"><text:span text:style-name="T3">The following checklist can be used as a project management tool to track progress through these phases.</text:span></text:p>
      <text:p text:style-name="P2"><text:span text:style-name="T4">Table 3: Phased Implementation Checklist</text:span></text:p>
      <text:p text:style-name="P4"/>
      <table:table table:name="Table3" table:style-name="Table3">
        <table:table-column table:style-name="Table3.A" table:number-columns-repeated="3"/>
        <table:table-column table:style-name="Table3.D"/>
        <table:table-row table:style-name="Table3.1">
          <table:table-cell table:style-name="Table3.A1" office:value-type="string">
            <text:p text:style-name="P2"><text:span text:style-name="T3">Phase</text:span></text:p>
          </table:table-cell>
          <table:table-cell table:style-name="Table3.A1" office:value-type="string">
            <text:p text:style-name="P2"><text:span text:style-name="T3">Task</text:span></text:p>
          </table:table-cell>
          <table:table-cell table:style-name="Table3.A1" office:value-type="string">
            <text:p text:style-name="P2"><text:span text:style-name="T3">Key Deliverable</text:span></text:p>
          </table:table-cell>
          <table:table-cell table:style-name="Table3.A1" office:value-type="string">
            <text:p text:style-name="P2"><text:span text:style-name="T3">Status</text:span></text:p>
          </table:table-cell>
        </table:table-row>
        <table:table-row table:style-name="Table3.1">
          <table:table-cell table:style-name="Table3.A1" office:value-type="string">
            <text:p text:style-name="P2"><text:span text:style-name="T4">1. Data Structuring</text:span></text:p>
          </table:table-cell>
          <table:table-cell table:style-name="Table3.A1" office:value-type="string">
            <text:p text:style-name="P2"><text:span text:style-name="T3">Define final JSON schema for event objects.</text:span></text:p>
          </table:table-cell>
          <table:table-cell table:style-name="Table3.A1" office:value-type="string">
            <text:p text:style-name="P2"><text:span text:style-name="T3">Documented JSON structure.</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12"/>
          </table:table-cell>
          <table:table-cell table:style-name="Table3.A1" office:value-type="string">
            <text:p text:style-name="P2"><text:span text:style-name="T3">Populate a test JSON file or create an API endpoint with sample data.</text:span></text:p>
          </table:table-cell>
          <table:table-cell table:style-name="Table3.A1" office:value-type="string">
            <text:p text:style-name="P2"><text:span text:style-name="T3">A functional data source accessible by the frontend.</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2"><text:span text:style-name="T4">2. Scaffolding</text:span></text:p>
          </table:table-cell>
          <table:table-cell table:style-name="Table3.A1" office:value-type="string">
            <text:p text:style-name="P2"><text:span text:style-name="T3">Create the HTML structure for the modal container and its core elements.</text:span></text:p>
          </table:table-cell>
          <table:table-cell table:style-name="Table3.A1" office:value-type="string">
            <text:p text:style-name="P2"><text:span text:style-name="T3">Static HTML/CSS version of the modal.</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12"/>
          </table:table-cell>
          <table:table-cell table:style-name="Table3.A1" office:value-type="string">
            <text:p text:style-name="P2"><text:span text:style-name="T3">Implement JavaScript to open/close the modal.</text:span></text:p>
          </table:table-cell>
          <table:table-cell table:style-name="Table3.A1" office:value-type="string">
            <text:p text:style-name="P2"><text:span text:style-name="T3">Modal opens on button click and closes via 'X', Esc, and overlay click.</text:span></text:p>
          </table:table-cell>
          <table:table-cell table:style-name="Table3.A1" office:value-type="string">
            <text:p text:style-name="P2"><text:span text:style-name="T3">☐</text:span></text:p>
          </table:table-cell>
        </table:table-row>
        <text:soft-page-break/>
        <table:table-row table:style-name="Table3.1">
          <table:table-cell table:style-name="Table3.A1" office:value-type="string">
            <text:p text:style-name="P2"><text:span text:style-name="T4">3. Core Functionality</text:span></text:p>
          </table:table-cell>
          <table:table-cell table:style-name="Table3.A1" office:value-type="string">
            <text:p text:style-name="P2"><text:span text:style-name="T3">Fetch and display event data from the JSON source into the event list.</text:span></text:p>
          </table:table-cell>
          <table:table-cell table:style-name="Table3.A1" office:value-type="string">
            <text:p text:style-name="P2"><text:span text:style-name="T3">Event list is populated with data upon modal open.</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12"/>
          </table:table-cell>
          <table:table-cell table:style-name="Table3.A1" office:value-type="string">
            <text:p text:style-name="P2"><text:span text:style-name="T3">Implement the "Farewell" / "Howdy" venue filtering logic.</text:span></text:p>
          </table:table-cell>
          <table:table-cell table:style-name="Table3.A1" office:value-type="string">
            <text:p text:style-name="P2"><text:span text:style-name="T3">Clicking venue tabs correctly filters the event list in real-time.</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12"/>
          </table:table-cell>
          <table:table-cell table:style-name="Table3.A1" office:value-type="string">
            <text:p text:style-name="P2"><text:span text:style-name="T3">Implement the interactive link between the list and the detail panel.</text:span></text:p>
          </table:table-cell>
          <table:table-cell table:style-name="Table3.A1" office:value-type="string">
            <text:p text:style-name="P2"><text:span text:style-name="T3">Clicking an event list item updates the flyer and text details.</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12"/>
          </table:table-cell>
          <table:table-cell table:style-name="Table3.A1" office:value-type="string">
            <text:p text:style-name="P2"><text:span text:style-name="T3">Implement the "defensive" image container for flyers.</text:span></text:p>
          </table:table-cell>
          <table:table-cell table:style-name="Table3.A1" office:value-type="string">
            <text:p text:style-name="P2"><text:span text:style-name="T3">Flyers of various sizes display correctly without breaking the layout.</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2"><text:span text:style-name="T4">4. Thematic Styling</text:span></text:p>
          </table:table-cell>
          <table:table-cell table:style-name="Table3.A1" office:value-type="string">
            <text:p text:style-name="P2"><text:span text:style-name="T3">Apply site-specific fonts, colors, and textures to all modal elements.</text:span></text:p>
          </table:table-cell>
          <table:table-cell table:style-name="Table3.A1" office:value-type="string">
            <text:p text:style-name="P2"><text:span text:style-name="T3">Modal visually matches the site's "digital grunge" aesthetic.</text:span></text:p>
          </table:table-cell>
          <table:table-cell table:style-name="Table3.A1" office:value-type="string">
            <text:p text:style-name="P2"><text:span text:style-name="T3">☐</text:span></text:p>
          </table:table-cell>
        </table:table-row>
        <text:soft-page-break/>
        <table:table-row table:style-name="Table3.1">
          <table:table-cell table:style-name="Table3.A1" office:value-type="string">
            <text:p text:style-name="P12"/>
          </table:table-cell>
          <table:table-cell table:style-name="Table3.A1" office:value-type="string">
            <text:p text:style-name="P2"><text:span text:style-name="T3">Implement hover states and subtle animations on interactive elements.</text:span></text:p>
          </table:table-cell>
          <table:table-cell table:style-name="Table3.A1" office:value-type="string">
            <text:p text:style-name="P2"><text:span text:style-name="T3">Visual feedback on interaction is present and thematically appropriate.</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2"><text:span text:style-name="T4">5. QA &amp; Accessibility</text:span></text:p>
          </table:table-cell>
          <table:table-cell table:style-name="Table3.A1" office:value-type="string">
            <text:p text:style-name="P2"><text:span text:style-name="T3">Test full keyboard navigation of all modal elements.</text:span></text:p>
          </table:table-cell>
          <table:table-cell table:style-name="Table3.A1" office:value-type="string">
            <text:p text:style-name="P2"><text:span text:style-name="T3">User can access and operate all filters and buttons using only the Tab and Enter keys.</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12"/>
          </table:table-cell>
          <table:table-cell table:style-name="Table3.A1" office:value-type="string">
            <text:p text:style-name="P2"><text:span text:style-name="T3">Test with screen reader software (e.g., NVDA, VoiceOver).</text:span></text:p>
          </table:table-cell>
          <table:table-cell table:style-name="Table3.A1" office:value-type="string">
            <text:p text:style-name="P2"><text:span text:style-name="T3">All content is read logically; all controls are properly announced.</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12"/>
          </table:table-cell>
          <table:table-cell table:style-name="Table3.A1" office:value-type="string">
            <text:p text:style-name="P2"><text:span text:style-name="T3">Perform cross-browser testing (Chrome, Firefox, Safari, Edge).</text:span></text:p>
          </table:table-cell>
          <table:table-cell table:style-name="Table3.A1" office:value-type="string">
            <text:p text:style-name="P2"><text:span text:style-name="T3">The feature functions and appears consistently across major browsers.</text:span></text:p>
          </table:table-cell>
          <table:table-cell table:style-name="Table3.A1" office:value-type="string">
            <text:p text:style-name="P2"><text:span text:style-name="T3">☐</text:span></text:p>
          </table:table-cell>
        </table:table-row>
        <table:table-row table:style-name="Table3.1">
          <table:table-cell table:style-name="Table3.A1" office:value-type="string">
            <text:p text:style-name="P12"/>
          </table:table-cell>
          <table:table-cell table:style-name="Table3.A1" office:value-type="string">
            <text:p text:style-name="P2"><text:span text:style-name="T3">Perform responsive testing on mobile and desktop viewports.</text:span></text:p>
          </table:table-cell>
          <table:table-cell table:style-name="Table3.A1" office:value-type="string">
            <text:p text:style-name="P2"><text:span text:style-name="T3">The modal is usable and well-formatted on different screen sizes.</text:span></text:p>
          </table:table-cell>
          <table:table-cell table:style-name="Table3.A1" office:value-type="string">
            <text:p text:style-name="P2"><text:span text:style-name="T3">☐</text:span></text:p>
          </table:table-cell>
        </table:table-row>
      </table:table>
      <text:p text:style-name="P3"/>
      <text:p text:style-name="P18"><text:span text:style-name="T1">Section 3.2: Data Structure Recommendations</text:span></text:p>
      <text:p text:style-name="P1"/>
      <text:p text:style-name="P2"><text:span text:style-name="T3">The successful implementation of the modal's dynamic filtering and linking capabilities is contingent upon a crucial evolution in the site's backend data management. The current system, which may rely on static HTML or disparate data sources, should be upgraded to a structured, centralized approach. This is not merely a technical preference; it is a foundational requirement for the feature to function efficiently and scalably. The most effective solution is to create a single, unified data source, either as a static JSON file that is fetched by the frontend or, for greater flexibility, a simple API endpoint that returns a JSON object.</text:span></text:p>
      <text:p text:style-name="P2"><text:span text:style-name="T3">This transition from a fragmented backend to a unified one is a positive and necessary modernization of the site's architecture. While prompted by the request for a frontend feature, this change will make all future updates—such as adding a third venue, creating an event archive page, or feeding event data to another application—significantly easier to implement. It effectively future-proofs the site's core data.</text:span></text:p>
      <text:p text:style-name="P2"><text:span text:style-name="T3">A recommended JSON structure for a single event object would be as follows:</text:span></text:p>
      <text:p text:style-name="P3"/>
      <text:p text:style-name="P2"><text:span text:style-name="T3">JSON</text:span></text:p>
      <text:p text:style-name="P3"/>
      <text:p text:style-name="P3"/>
      <text:p text:style-name="P3"/>
      <text:p text:style-name="P2"><text:span text:style-name="T3">This structure is ideal because it contains all the necessary information for a given event in a single, self-contained object. The frontend JavaScript can easily filter the entire array of events by the venue key. When a user selects an event, the code can instantly access its title, flyerImageUrl, ticketUrl, and other details to populate the modal without needing to make additional requests or cross-reference other data sources.</text:span></text:p>
      <text:p text:style-name="P3"/>
      <text:p text:style-name="P18"><text:span text:style-name="T1">Section 3.3: Measuring Success: Key Performance Indicators (KPIs)</text:span></text:p>
      <text:p text:style-name="P1"/>
      <text:p text:style-name="P2"><text:span text:style-name="T3">To validate the effectiveness of the new unified events modal and quantify its impact on user behavior, it is recommended that several key performance indicators (KPIs) be tracked after its launch. Comparing these metrics to pre-launch baseline data will provide clear evidence of the feature's value.</text:span></text:p>
      <text:list xml:id="list1388268417" text:style-name="WWNum4">
        <text:list-item>
          <text:p text:style-name="P9"><text:span text:style-name="T4">Engagement Rate:</text:span><text:span text:style-name="T3"> This metric measures the percentage of total site visitors who open the events modal during their session. A high engagement rate would indicate that the feature is visible, appealing, and perceived as the primary tool for event discovery.</text:span></text:p>
        </text:list-item>
        <text:list-item>
          <text:p text:style-name="P9"><text:span text:style-name="T4">Interaction with Filter:</text:span><text:span text:style-name="T3"> Tracking the number of users who utilize the "Farewell" and "Howdy" filter tabs provides insight into how many visitors are interested in both venues and are actively using the feature to tailor the content to their specific needs.</text:span></text:p>
        </text:list-item>
        <text:list-item>
          <text:p text:style-name="P9"><text:span text:style-name="T4">Event Click-Through Rate (CTR):</text:span><text:span text:style-name="T3"> This is the primary success metric. It measures the percentage of users who, after opening the modal and viewing an event, click the "TICKETS" or "MORE INFO" button. A high CTR would directly demonstrate that the modal is successfully bridging the gap between interest and action, which is the core goal of the project.</text:span></text:p>
        </text:list-item>
        <text:list-item>
          <text:p text:style-name="P9"><text:span text:style-name="T4">Session Duration:</text:span><text:span text:style-name="T3"> A comparison of the average time users spend on the site before and after the feature's launch can be an indicator of engagement. A significant increase in session duration could suggest that users are spending more time interacting with the event content now that it is presented in a more centralized and engaging format.</text:span></text:p>
        </text:list-item>
      </text:list>
      <text:p text:style-name="P3"><text:soft-page-break/></text:p>
      <text:p text:style-name="P19"><text:span text:style-name="T1">Conclusions and Recommendations</text:span></text:p>
      <text:p text:style-name="P1"/>
      <text:p text:style-name="P2"><text:span text:style-name="T3">The analysis and strategic blueprint presented in this report offer a comprehensive path forward for enhancing the farewellcafe.com website. The core conclusion is that the user's request to combine the events and flyer slideshows is not merely a cosmetic tweak but a strategic imperative that addresses a fundamental point of friction in the current user experience.</text:span></text:p>
      <text:p text:style-name="P2"><text:span text:style-name="T3">The implementation of a unified, interactive events modal, as detailed in this document, will achieve two critical objectives simultaneously:</text:span></text:p>
      <text:list xml:id="list177109375" text:style-name="WWNum5">
        <text:list-item>
          <text:p text:style-name="P10"><text:span text:style-name="T4">It will dramatically improve usability</text:span><text:span text:style-name="T3"> by centralizing a fragmented user journey into a single, intuitive "Event Hub." This will reduce cognitive load, streamline the path from discovery to action, and ultimately provide a more satisfying experience for the venue's patrons.</text:span></text:p>
        </text:list-item>
        <text:list-item>
          <text:p text:style-name="P10"><text:span text:style-name="T4">It will meticulously preserve the brand's unique identity.</text:span><text:span text:style-name="T3"> The recommendations for visual design and thematic integration are explicitly designed to honor the "digital-physical mirror" that makes the site special. The new feature will feel like an authentic, native extension of the Farewell and Howdy ethos, not a generic, third-party plugin.</text:span></text:p>
        </text:list-item>
      </text:list>
      <text:p text:style-name="P2"><text:span text:style-name="T3">The project's success hinges on recognizing that the frontend enhancement necessitates a backend evolution. The transition to a structured, unified data source for events is the foundational technical step that enables the entire interactive experience. While this represents an expansion of the initial scope, it is a valuable long-term investment that will increase the site's flexibility, scalability, and ease of maintenance for years to come.</text:span></text:p>
      <text:p text:style-name="P13"><text:span text:style-name="T3">By following the phased implementation plan and adhering to the detailed specifications for interaction, design, and accessibility, the farewellcafe.com team can confidently deploy a feature that both serves its users more effectively and deepens the authentic connection between the digital platform and the vibrant, real-world community it represents.</text:span></text:p>
      <text:p text:style-name="P17"><text:span text:style-name="T1">Works cited</text:span></text:p>
      <text:list xml:id="list2206605020" text:style-name="WWNum6">
        <text:list-item>
          <text:p text:style-name="P11"><text:span text:style-name="T2">Welcome to Farewell, a DIY punk club in the middle of Kansas City's industrial sprawl, accessed June 18, 2025, </text:span><text:a xlink:type="simple" xlink:href="https://www.kcur.org/arts-life/2022-08-06/welcome-to-farewell-a-diy-punk-club-in-the-middle-of-kansas-citys-industrial-sprawl" text:style-name="ListLabel_20_55" text:visited-style-name="ListLabel_20_55"><text:span text:style-name="T6">https://www.kcur.org/arts-life/2022-08-06/welcome-to-farewell-a-diy-punk-club-in-the-middle-of-kansas-citys-industrial-sprawl</text:span></text:a></text:p>
        </text:list-item>
        <text:list-item>
          <text:p text:style-name="P11"><text:span text:style-name="T2">Howdy and Farewell - Kansas City: FAREWELL | HOWDY | KCMO, accessed June 18, 2025, </text:span><text:a xlink:type="simple" xlink:href="http://farewellcafe.com/" text:style-name="ListLabel_20_55" text:visited-style-name="ListLabel_20_55"><text:span text:style-name="T6">http://farewellcafe.com/</text:span></text:a></text:p>
        </text:list-item>
        <text:list-item>
          <text:p text:style-name="P11"><text:span text:style-name="T2">Austin Chapman, accessed June 18, 2025, </text:span><text:a xlink:type="simple" xlink:href="https://austinchapmandesign.com/" text:style-name="ListLabel_20_55" text:visited-style-name="ListLabel_20_55"><text:span text:style-name="T6">https://austinchapmandesign.com/</text:span></text:a></text:p>
        </text:list-item>
        <text:list-item>
          <text:p text:style-name="P11"><text:span text:style-name="T2">NexTech Applied, accessed June 18, 2025, </text:span><text:a xlink:type="simple" xlink:href="https://ntapkc.com/" text:style-name="ListLabel_20_55" text:visited-style-name="ListLabel_20_55"><text:span text:style-name="T6">https://ntapkc.com/</text:span></text:a></text:p>
        </text:list-item>
        <text:list-item>
          <text:p text:style-name="P11"><text:span text:style-name="T2">Is it WordPress? How to Find Out if a Website is Built With WordPress - YouTube, accessed June 18, 2025, </text:span><text:a xlink:type="simple" xlink:href="https://www.youtube.com/watch?v=ghZ1EEIJzlU" text:style-name="ListLabel_20_55" text:visited-style-name="ListLabel_20_55"><text:span text:style-name="T6">https://www.youtube.com/watch?v=ghZ1EEIJzlU</text:span></text:a></text:p>
        </text:list-item>
        <text:list-item>
          <text:p text:style-name="P11"><text:span text:style-name="T2">Is there any way to check if a website is developed with Wordpress? - Reddit, accessed June 18, 2025, </text:span><text:a xlink:type="simple" xlink:href="https://www.reddit.com/r/Wordpress/comments/bcsavk/is_there_any_way_to_check_if_a_website_is/" text:style-name="ListLabel_20_55" text:visited-style-name="ListLabel_20_55"><text:span text:style-name="T6">https://www.reddit.com/r/Wordpress/comments/bcsavk/is_there_any_way_to_check_if_a_website_is/</text:span></text:a></text:p>
        </text:list-item>
        <text:list-item>
          <text:p text:style-name="P11"><text:span text:style-name="T2">Is It Built with WordPress? Best and Free WordPress Theme Detector, accessed June 18, 2025, </text:span><text:a xlink:type="simple" xlink:href="https://www.isitwp.com/" text:style-name="ListLabel_20_55" text:visited-style-name="ListLabel_20_55"><text:span text:style-name="T6">https://www.isitwp.com/</text:span></text:a></text:p>
        </text:list-item>
        <text:list-item>
          <text:p text:style-name="P11"><text:span text:style-name="T2">Best Practices for Designing UI Modals Lesson - Uxcel, accessed June 18, 2025, </text:span><text:a xlink:type="simple" xlink:href="https://app.uxcel.com/courses/ui-components-n-patterns/modals--dialogs-best-practices-166" text:style-name="ListLabel_20_55" text:visited-style-name="ListLabel_20_55"><text:span text:style-name="T6">https://app.uxcel.com/courses/ui-components-n-patterns/modals--dialogs-best-practices-166</text:span></text:a></text:p>
        </text:list-item>
        <text:list-item>
          <text:p text:style-name="P11"><text:span text:style-name="T2">Mastering Modal UX: Best Practices &amp; Real Product Examples - Eleken, accessed June 18, 2025, </text:span><text:a xlink:type="simple" xlink:href="https://www.eleken.co/blog-posts/modal-ux" text:style-name="ListLabel_20_55" text:visited-style-name="ListLabel_20_55"><text:span text:style-name="T6">https://www.eleken.co/blog-posts/modal-ux</text:span></text:a></text:p>
        </text:list-item>
        <text:list-item>
          <text:p text:style-name="P11"><text:span text:style-name="T2">Modal UX design: Patterns, examples, and best practices - LogRocket Blog, accessed June 18, 2025, </text:span><text:a xlink:type="simple" xlink:href="https://blog.logrocket.com/ux-design/modal-ux-design-patterns-examples-best-practices/" text:style-name="ListLabel_20_55" text:visited-style-name="ListLabel_20_55"><text:span text:style-name="T6">https://blog.logrocket.com/ux-design/modal-ux-design-patterns-examples-best-practices/</text:span></text:a></text:p>
        </text:list-item>
        <text:list-item>
          <text:p text:style-name="P11"><text:span text:style-name="T2">Filter UI and UX 101 – An In-Depth Guide - UXPin, accessed June 18, 2025, </text:span><text:a xlink:type="simple" xlink:href="https://www.uxpin.com/studio/blog/filter-ui-and-ux/" text:style-name="ListLabel_20_55" text:visited-style-name="ListLabel_20_55"><text:span text:style-name="T6">https://www.uxpin.com/studio/blog/filter-ui-and-ux/</text:span></text:a></text:p>
        </text:list-item>
        <text:list-item>
          <text:p text:style-name="P11"><text:soft-page-break/><text:span text:style-name="T2">Getting filters right: UX/UI design patterns and best practices - LogRocket Blog, accessed June 18, 2025, </text:span><text:a xlink:type="simple" xlink:href="https://blog.logrocket.com/ux-design/filtering-ux-ui-design-patterns-best-practices/" text:style-name="ListLabel_20_55" text:visited-style-name="ListLabel_20_55"><text:span text:style-name="T6">https://blog.logrocket.com/ux-design/filtering-ux-ui-design-patterns-best-practices/</text:span></text:a></text:p>
        </text:list-item>
        <text:list-item>
          <text:p text:style-name="P11"><text:span text:style-name="T2">19+ Filter UI Examples for SaaS: Design Patterns &amp; Best Practices - Eleken, accessed June 18, 2025, </text:span><text:a xlink:type="simple" xlink:href="https://www.eleken.co/blog-posts/filter-ux-and-ui-for-saas" text:style-name="ListLabel_20_55" text:visited-style-name="ListLabel_20_55"><text:span text:style-name="T6">https://www.eleken.co/blog-posts/filter-ux-and-ui-for-saas</text:span></text:a></text:p>
        </text:list-item>
        <text:list-item>
          <text:p text:style-name="P11"><text:span text:style-name="T2">Filtering UX Best Practices for your Site 2024 - Sparq.ai, accessed June 18, 2025, </text:span><text:a xlink:type="simple" xlink:href="https://www.sparq.ai/blogs/filtering-ux-best-practices" text:style-name="ListLabel_20_55" text:visited-style-name="ListLabel_20_55"><text:span text:style-name="T6">https://www.sparq.ai/blogs/filtering-ux-best-practices</text:span></text:a></text:p>
        </text:list-item>
        <text:list-item>
          <text:p text:style-name="P11"><text:span text:style-name="T2">What are Modals in UI Design and How to Use Them? - Uinkits, accessed June 18, 2025, </text:span><text:a xlink:type="simple" xlink:href="https://www.uinkits.com/blog-post/what-are-modals-in-ui-design-and-how-to-use-them" text:style-name="ListLabel_20_55" text:visited-style-name="ListLabel_20_55"><text:span text:style-name="T6">https://www.uinkits.com/blog-post/what-are-modals-in-ui-design-and-how-to-use-them</text:span></text:a></text:p>
        </text:list-item>
        <text:list-item>
          <text:p text:style-name="P11"><text:span text:style-name="T2">13 Popup Design Examples: Why They Work and How to Make Your Own - Getsitecontrol, accessed June 18, 2025, </text:span><text:a xlink:type="simple" xlink:href="https://getsitecontrol.com/blog/popup-design-examples/" text:style-name="ListLabel_20_55" text:visited-style-name="ListLabel_20_55"><text:span text:style-name="T6">https://getsitecontrol.com/blog/popup-design-examples/</text:span></text:a></text:p>
        </text:list-item>
        <text:list-item>
          <text:p text:style-name="P11"><text:span text:style-name="T2">25+ Pro Popup Design Examples [+Nice Templates] - Wisepops, accessed June 18, 2025, </text:span><text:a xlink:type="simple" xlink:href="https://wisepops.com/blog/15-gorgeous-pop-up-design-examples-you-can-copy-today" text:style-name="ListLabel_20_55" text:visited-style-name="ListLabel_20_55"><text:span text:style-name="T6">https://wisepops.com/blog/15-gorgeous-pop-up-design-examples-you-can-copy-toda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10" meta:paragraph-count="202" meta:word-count="4270" meta:character-count="28981" meta:non-whitespace-character-count="24956"/>
    <meta:generator>LibreOfficeDev/6.0.5.2$Linux_X86_64 LibreOffice_project/</meta:generator>
  </office:meta>
</office:document-meta>
</file>